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ourier New" svg:font-family="'Courier New'" style:font-family-generic="modern" style:font-pitch="fixed"/>
    <style:font-face style:name="Liberation Mono" svg:font-family="'Liberation Mono'" style:font-adornments="Normal" style:font-family-generic="modern" style:font-pitch="fixed"/>
    <style:font-face style:name="Lucida Sans Unicode" svg:font-family="'Lucida Sans Unicode'" style:font-family-generic="system" style:font-pitch="variable"/>
    <style:font-face style:name="Open Sans" svg:font-family="'Open Sans'" style:font-adornments="Normal" style:font-family-generic="swiss"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Normal"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List" style:list-style-name="L4"/>
    <style:style style:name="P4" style:family="paragraph" style:parent-style-name="List" style:list-style-name="Numbering_20_123"/>
    <style:style style:name="P5" style:family="paragraph" style:parent-style-name="Réponse" style:list-style-name="L2"/>
    <style:style style:name="P6" style:family="paragraph" style:parent-style-name="Réponse" style:list-style-name="L3">
      <style:text-properties officeooo:paragraph-rsid="001bf764"/>
    </style:style>
    <style:style style:name="P7" style:family="paragraph" style:parent-style-name="Réponse" style:list-style-name="L4">
      <style:text-properties officeooo:paragraph-rsid="001bf764"/>
    </style:style>
    <style:style style:name="P8" style:family="paragraph" style:parent-style-name="Réponse" style:list-style-name="L5">
      <style:text-properties officeooo:paragraph-rsid="001bf764"/>
    </style:style>
    <style:style style:name="P9" style:family="paragraph" style:parent-style-name="Réponse" style:list-style-name="L7">
      <style:text-properties officeooo:paragraph-rsid="001bf764"/>
    </style:style>
    <style:style style:name="P10" style:family="paragraph" style:parent-style-name="Réponse" style:list-style-name="L8">
      <style:text-properties officeooo:paragraph-rsid="001bf764"/>
    </style:style>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T1" style:family="text">
      <style:text-properties fo:font-style="italic" style:font-style-asian="italic" style:font-style-complex="italic"/>
    </style:style>
    <style:style style:name="T2" style:family="text">
      <style:text-properties style:font-name="Open Sans" officeooo:rsid="001bf764"/>
    </style:style>
    <style:style style:name="T3" style:family="text">
      <style:text-properties officeooo:rsid="001d4c1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tp1-sapproprier-son-environnement-de-travail"/>TP1 S’approprier son environnement de travail<text:bookmark-end text:name="tp1-sapproprier-son-environnement-de-travail"/></text:h>
      <text:p text:style-name="P2">Pour ce premier TP nous allons aborder l’architecture générale de nos ordinateurs et de nos réseaux pour mieux comprendre l’«univers informatique».</text:p>
      <text:h text:style-name="Heading_20_2" text:outline-level="2"><text:bookmark-start text:name="les-technologies"/>Les technologies<text:bookmark-end text:name="les-technologies"/></text:h>
      <text:p text:style-name="First_20_paragraph">L’informatique ne cesse d’évoluer avec des nouveaux matériels et des nouveaux usages.</text:p>
      <text:list text:style-name="L1">
        <text:list-item>
          <text:p text:style-name="P11">l’ordinateur ou le smartphone sont constitués d’un ensemble complexe d’éléments matériels et de logiciels.</text:p>
        </text:list-item>
        <text:list-item>
          <text:p text:style-name="P11">le réseau et en particulier internet permet aux ordinateurs d’échanger des données.</text:p>
        </text:list-item>
      </text:list>
      <text:list text:style-name="L2">
        <text:list-item>
          <text:p text:style-name="P12">En utilisant cette <text:a xlink:type="simple" xlink:href="https://www.cea.fr/multimedia/Pages/videos/culture-scientifique/technologies/fonctionnement-ordinateur.aspx" text:style-name="Internet_20_link" text:visited-style-name="Visited_20_Internet_20_Link"><text:span text:style-name="Definition">animation</text:span></text:a> du CEA, <text:span text:style-name="T2">lister</text:span> ci-dessous l’ensemble des matériels présents dans un ordinateur et permettant de se connecter à internet.</text:p>
          <text:p text:style-name="P5">Réponse</text:p>
        </text:list-item>
      </text:list>
      <text:h text:style-name="Heading_20_2" text:outline-level="2"><text:bookmark-start text:name="le-système-dexploitation"/>Le système d’exploitation<text:bookmark-end text:name="le-système-dexploitation"/> <text:span text:style-name="T3">(SE)</text:span></text:h>
      <text:p text:style-name="First_20_paragraph">Parmi les programmes installés sur un ordinateur, le système d’exploitation(SE ou OS en anglais) a un statut particulier. Il est lancé au démarrage de l’ordinateur et va jouer le rôle de «chef d’orchestre» pour gérer tous les accès des programmes aux matériels.</text:p>
      <text:list text:style-name="L3">
        <text:list-item>
          <text:p text:style-name="P13">Quels sont les principaux SE utilisés sur les ordinateurs? sur les smartphones?</text:p>
          <text:p text:style-name="P6">Réponse</text:p>
        </text:list-item>
        <text:list-item>
          <text:p text:style-name="P13">Parmi ces SE, certains sont libres et d’autres propriétaires. Lesquels? Expliquer la différence.</text:p>
          <text:p text:style-name="P6">Réponse</text:p>
        </text:list-item>
      </text:list>
      <text:h text:style-name="Heading_20_2" text:outline-level="2"><text:bookmark-start text:name="les-logiciels"/>Les logiciels<text:bookmark-end text:name="les-logiciels"/></text:h>
      <text:p text:style-name="First_20_paragraph">En fonction des <text:span text:style-name="T1">usages</text:span>, on va installer de nouveaux logiciels grâce au système d’exploitation.</text:p>
      <text:list text:style-name="L4">
        <text:list-item>
          <text:p text:style-name="P3">Citer quelques usages courants ainsi que des logiciels connus.</text:p>
          <text:p text:style-name="P7">Réponse</text:p>
        </text:list-item>
      </text:list>
      <text:p text:style-name="First_20_paragraph">Avec la révolution internet, on utilise de plus en plus de logiciels et de stockages en ligne. On ne travaille plus directement avec les ressources de notre ordinateur, mais dans le «nuage» (<text:span text:style-name="T1">cloud</text:span> en anglais).</text:p>
      <text:list text:continue-numbering="true" text:style-name="L4">
        <text:list-item>
          <text:p text:style-name="P3">Citer:</text:p>
        </text:list-item>
      </text:list>
      <text:list xml:id="list710167546" text:style-name="L6">
        <text:list-item>
          <text:list>
            <text:list-item>
              <text:p text:style-name="P14">quelques fournisseurs de stockage cloud.</text:p>
            </text:list-item>
          </text:list>
          <text:p text:style-name="P8">Réponse</text:p>
          <text:list text:continue-numbering="true">
            <text:list-item>
              <text:p text:style-name="P14">Des exemples d’applications dans le cloud.</text:p>
            </text:list-item>
          </text:list>
          <text:p text:style-name="P8">Réponse</text:p>
        </text:list-item>
      </text:list>
      <text:list text:style-name="Numbering_20_123">
        <text:list-item>
          <text:p text:style-name="P4"><text:soft-page-break/>Quels avantages et quels inconvénients présentent l’utilisation du cloud par rapport à l’utilisation des ressources locales de votre ordinateur.</text:p>
        </text:list-item>
      </text:list>
      <text:list text:continue-list="list710167546" text:style-name="L5">
        <text:list-header>
          <text:p text:style-name="P8">Réponse</text:p>
        </text:list-header>
      </text:list>
      <text:h text:style-name="Heading_20_2" text:outline-level="2"><text:bookmark-start text:name="les-réglementations"/>Les réglementations<text:bookmark-end text:name="les-réglementations"/></text:h>
      <text:p text:style-name="First_20_paragraph">Le numérique a facilité l’accès et la duplication des savoirs, des images, sons…</text:p>
      <text:p text:style-name="Text_20_body">Une utilisation responsable du numérique impose de connaitre les lois en termes de droits d’auteur, de réutilisation, de partage, de modification de fichiers.</text:p>
      <text:list text:style-name="L7">
        <text:list-item>
          <text:p text:style-name="P15">Wikipédia a créé une licence libre pour partager ses contenus. Laquelle? Que permet cette licence?</text:p>
          <text:p text:style-name="P9">Réponse</text:p>
        </text:list-item>
      </text:list>
      <text:p text:style-name="First_20_paragraph">D’autre part, la numérisation du monde implique l’utilisation de données sensibles telles que les données personnelles, bancaires, médicales. Ces données doivent être protégées.</text:p>
      <text:list text:style-name="L8">
        <text:list-item>
          <text:p text:style-name="P16">Qu’est-ce que la CNIL? Quel est son rôle?</text:p>
          <text:p text:style-name="P10">Réponse</text:p>
        </text:list-item>
        <text:list-item>
          <text:p text:style-name="P16">Qu’est-ce que le RGPD?</text:p>
          <text:p text:style-name="P10">Réponse</text:p>
        </text:list-item>
        <text:list-item>
          <text:p text:style-name="P16">Comment s’assurer qu’une connexion internet est sécurisée?</text:p>
          <text:p text:style-name="P10">Réponse</text:p>
        </text:list-item>
        <text:list-item>
          <text:p text:style-name="P16">Comment choisir un mot de passe pour <text:span text:style-name="T1">minimiser</text:span> le risque de vols de données et d’usurpation d’identité.</text:p>
          <text:p text:style-name="P10">Répons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ourier New" svg:font-family="'Courier New'" style:font-family-generic="modern" style:font-pitch="fixed"/>
    <style:font-face style:name="Liberation Mono" svg:font-family="'Liberation Mono'" style:font-adornments="Normal" style:font-family-generic="modern" style:font-pitch="fixed"/>
    <style:font-face style:name="Lucida Sans Unicode" svg:font-family="'Lucida Sans Unicode'" style:font-family-generic="system" style:font-pitch="variable"/>
    <style:font-face style:name="Open Sans" svg:font-family="'Open Sans'" style:font-adornments="Normal" style:font-family-generic="swiss"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Normal"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fo:font-family="'Open Sans'" style:font-style-name="Normal" style:font-family-generic="swiss" style:font-pitch="variable"/>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fo:font-variant="small-caps" style:font-name="Ubuntu" fo:font-family="Ubuntu" style:font-style-name="Normal"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fo:line-height="115%"/>
      <style:text-properties style:font-name="Liberation Mono" fo:font-family="'Liberation Mono'" style:font-style-name="Normal" style:font-family-generic="modern" style:font-pitch="fixed" fo:font-size="12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Réponse" style:family="paragraph" style:parent-style-name="Text_20_body">
      <style:text-properties fo:color="#2a6099" loext:opacity="100%" officeooo:rsid="001bf764"/>
    </style:style>
    <style:style style:name="Source_5f_Text" style:display-name="Source_Text" style:family="text">
      <style:text-properties style:font-name="Liberation Mono" fo:font-family="'Liberation Mono'" style:font-style-name="Normal" style:font-family-generic="modern" style:font-pitch="fixed" fo:font-size="12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 text:c="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0.3$MacOSX_X86_64 LibreOffice_project/69edd8b8ebc41d00b4de3915dc82f8f0fc3b6265</meta:generator>
    <dc:title/>
    <dc:description/>
    <dc:subject/>
    <meta:keyword/>
    <dc:language>fr</dc:language>
    <meta:initial-creator/>
    <meta:creation-date>2021-09-19T13:34:37Z</meta:creation-date>
    <dc:date>2023-09-16T16:28:32.960618456</dc:date>
    <meta:editing-duration>PT38M21S</meta:editing-duration>
    <meta:editing-cycles>3</meta:editing-cycles>
    <meta:document-statistic meta:table-count="0" meta:image-count="0" meta:object-count="0" meta:page-count="2" meta:paragraph-count="41" meta:word-count="391" meta:character-count="2577" meta:non-whitespace-character-count="2239"/>
    <meta:user-defined meta:name="classe">PPPE1</meta:user-defined>
    <meta:user-defined meta:name="matter">AP</meta:user-defined>
    <meta:user-defined meta:name="partie">Compétences informatiques</meta:user-defined>
    <meta:user-defined meta:name="subsectionPrefix">~</meta:user-defined>
    <meta:user-defined meta:name="subsubsectionPrefix" meta:value-type="string">Exercice~</meta:user-defined>
  </office:meta>
</office:document-meta>
</file>